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dddc" officeooo:paragraph-rsid="0006dddc" style:font-weight-asian="bold" style:font-weight-complex="bold"/>
    </style:style>
    <style:style style:name="P2" style:family="paragraph" style:parent-style-name="Standard">
      <style:text-properties fo:font-weight="normal" officeooo:rsid="000729ff" officeooo:paragraph-rsid="000729ff" style:font-weight-asian="normal" style:font-weight-complex="normal"/>
    </style:style>
    <style:style style:name="P3" style:family="paragraph" style:parent-style-name="Standard">
      <style:text-properties fo:font-weight="normal" officeooo:rsid="0008bfa7" officeooo:paragraph-rsid="0008bfa7" style:font-weight-asian="normal" style:font-weight-complex="normal"/>
    </style:style>
    <style:style style:name="P4" style:family="paragraph" style:parent-style-name="Standard">
      <style:text-properties fo:font-weight="normal" officeooo:rsid="0008c5c9" officeooo:paragraph-rsid="0008c5c9" style:font-weight-asian="normal" style:font-weight-complex="normal"/>
    </style:style>
    <style:style style:name="P5" style:family="paragraph" style:parent-style-name="Standard">
      <style:text-properties fo:font-weight="normal" officeooo:rsid="00093ec9" officeooo:paragraph-rsid="00093ec9" style:font-weight-asian="normal" style:font-weight-complex="normal"/>
    </style:style>
    <style:style style:name="P6" style:family="paragraph" style:parent-style-name="Standard">
      <style:text-properties fo:font-weight="normal" officeooo:rsid="000b1e22" officeooo:paragraph-rsid="000b1e2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6a5f"/>
    </style:style>
    <style:style style:name="T3" style:family="text">
      <style:text-properties officeooo:rsid="000c03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 1</text:p>
      <text:p text:style-name="P1"><text:span text:style-name="T1">É CPU-bound pois o tempo de execução do programa aumentou após a mudança do clock da CPU e o tempo de espera I/O não ocorre.</text:span></text:p>
      <text:p text:style-name="P1"><text:span text:style-name="T1"/></text:p>
      <text:p text:style-name="P1">Atividade 2</text:p>
      <text:p text:style-name="P2">Enquanto o processo I/O-bound(disco) executa apenas uma vez, o processo CPU-bound executa 6 vezes pois para que o dado que o processo I/O-bound precisa, ficar pronto, a latência do disco deve ser levada em consideração e o tempo de espera desse processo aumenta.</text:p>
      <text:p text:style-name="P1"/>
      <text:p text:style-name="P1">Atividade 3</text:p>
      <text:p text:style-name="P3">Prioridade Base e dinâmica, Tempo de Criação, Frames são estáticos e Estado, Tempo de UCP e PC são dinâmicos. Estado, Tempo de UCP e Frames fazem parte do contexto de Hardware e Prioridade Base e Dinâmica, Tempo de criação e PC fazem parte de Software.</text:p>
      <text:p text:style-name="P1"/>
      <text:p text:style-name="P1">Atividade 4</text:p>
      <text:p text:style-name="P4">Existe o Estado Pronto Espera que é um pequeno tempo para que o processo seja executado após o outro processo terminar ou ser interrompido.</text:p>
      <text:p text:style-name="P1"/>
      <text:p text:style-name="P1">Atividade 5</text:p>
      <text:p text:style-name="P5">Na primeira execução o Processo levou 1 Segundo em Estado de Execução e em Estado de Pronto. Conforme se desloca a barra de Fatia de tempo ele aumenta mais 1 segundo o Tempo de Execução para cada deslocamento. O tempo de Estado de Pronto não se altera.</text:p>
      <text:p text:style-name="P1"/>
      <text:p text:style-name="P1">Atividade 6</text:p>
      <text:p text:style-name="P6"><text:span text:style-name="T2">O</text:span> processo <text:span text:style-name="T3">só</text:span> ser<text:span text:style-name="T2">á</text:span> eliminado <text:span text:style-name="T2">após ser</text:span> execu<text:span text:style-name="T2">tado e</text:span> não em modo Suspen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1:23:36.424000000</meta:creation-date>
    <dc:date>2019-09-27T12:11:48.545000000</dc:date>
    <meta:editing-duration>PT27M47S</meta:editing-duration>
    <meta:editing-cycles>8</meta:editing-cycles>
    <meta:generator>LibreOffice/5.2.7.2$Windows_X86_64 LibreOffice_project/2b7f1e640c46ceb28adf43ee075a6e8b8439ed10</meta:generator>
    <meta:document-statistic meta:table-count="0" meta:image-count="0" meta:object-count="0" meta:page-count="1" meta:paragraph-count="12" meta:word-count="209" meta:character-count="1166" meta:non-whitespace-character-count="969"/>
  </office:meta>
</office:document-meta>
</file>